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200" draw:textarea-horizontal-align="justify" draw:textarea-vertical-align="middle" draw:auto-grow-height="false" fo:min-height="7.891cm" fo:min-width="10.7cm"/>
    </style:style>
    <style:style style:name="gr2" style:family="graphic" style:parent-style-name="standard">
      <style:graphic-properties svg:stroke-color="#000000" draw:fill-color="#00864b" draw:textarea-horizontal-align="justify" draw:textarea-vertical-align="middle" draw:auto-grow-height="false" fo:min-height="10.15cm" fo:min-width="12.1cm"/>
    </style:style>
    <style:style style:name="gr3" style:family="graphic" style:parent-style-name="standard">
      <style:graphic-properties svg:stroke-color="#000000" draw:fill-color="#0066b3" draw:textarea-horizontal-align="justify" draw:textarea-vertical-align="middle" draw:auto-grow-height="false" fo:min-height="9.25cm" fo:min-width="11.31cm"/>
    </style:style>
    <style:style style:name="gr4" style:family="graphic" style:parent-style-name="standard">
      <style:graphic-properties svg:stroke-color="#000000" draw:fill-color="#0066b3" draw:textarea-horizontal-align="justify" draw:textarea-vertical-align="middle" draw:auto-grow-height="false" fo:min-height="9.25cm" fo:min-width="11.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6.25cm" fo:min-width="7cm"/>
    </style:style>
    <style:style style:name="gr7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6.25cm" fo:min-width="6.99cm"/>
    </style:style>
    <style:style style:name="gr8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6.25cm" fo:min-width="6.99cm"/>
    </style:style>
    <style:style style:name="gr9" style:family="graphic" style:parent-style-name="objectwithoutfill">
      <style:graphic-properties draw:stroke="dash" draw:stroke-dash="Ultrafine_20_Dashed"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style:paragraph-properties fo:text-align="start"/>
    </style:style>
    <style:style style:name="P2" style:family="paragraph">
      <loext:graphic-properties draw:fill-color="#fff200"/>
      <style:paragraph-properties fo:text-align="start"/>
    </style:style>
    <style:style style:name="P3" style:family="paragraph">
      <loext:graphic-properties draw:fill-color="#00864b"/>
      <style:paragraph-properties fo:text-align="start"/>
    </style:style>
    <style:style style:name="P4" style:family="paragraph">
      <loext:graphic-properties draw:fill-color="#0066b3"/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08080"/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-color="#808080"/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SC Regular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SC Regular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1.2cm" svg:height="8.141cm" svg:x="2.7cm" svg:y="1.9cm">
          <text:p text:style-name="P1"><text:span text:style-name="T1">Data catalogue of the city</text:span></text:p>
          <text:p text:style-name="P1"><text:span text:style-name="T1"/></text:p>
          <text:list text:style-name="L1">
            <text:list-item>
              <text:p text:style-name="P1">Buildings</text:p>
            </text:list-item>
            <text:list-item>
              <text:p text:style-name="P1">Public services</text:p>
            </text:list-item>
            <text:list-item>
              <text:p text:style-name="P1">Inventory</text:p>
            </text:list-item>
            <text:list-item>
              <text:p text:style-name="P1">… </text:p>
            </text:list-item>
          </text:list>
          <text:p text:style-name="P1"><text:span text:style-name="T2"><text:line-break/></text:span><text:span text:style-name="T3">Categories</text:span><text:span text:style-name="T4">:</text:span><text:span text:style-name="T2"> </text:span><text:span text:style-name="T5">Flemish government</text:span></text:p>
          <text:p text:style-name="P1"><text:span text:style-name="T4">Managing data:</text:span><text:span text:style-name="T2"> </text:span><text:span text:style-name="T5">the city itself</text:span></text:p>
          <text:p text:style-name="P1"><text:span text:style-name="T4">Availability:</text:span><text:span text:style-name="T2"> </text:span><text:span text:style-name="T5">home page of the c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.6cm" svg:height="10.4cm" svg:x="2cm" svg:y="12.6cm">
          <text:p text:style-name="P1"><text:span text:style-name="T1">Building catalogue of the city</text:span><text:line-break/></text:p>
          <text:list text:style-name="L1">
            <text:list-item>
              <text:p text:style-name="P1">Sport facility</text:p>
            </text:list-item>
            <text:list-item>
              <text:p text:style-name="P1">Police station</text:p>
            </text:list-item>
            <text:list-item>
              <text:p text:style-name="P1">City hall</text:p>
            </text:list-item>
            <text:list-item>
              <text:p text:style-name="P1">Swimming pool</text:p>
            </text:list-item>
            <text:list-item>
              <text:p text:style-name="P1">Administrative centre</text:p>
            </text:list-item>
            <text:list-item>
              <text:p text:style-name="P1">… </text:p>
            </text:list-item>
          </text:list>
          <text:p text:style-name="P1"/>
          <text:p text:style-name="P1"><text:span text:style-name="T4">Type of buildings:</text:span><text:span text:style-name="T6"> Flemish government</text:span></text:p>
          <text:p text:style-name="P1"><text:span text:style-name="T4">Managing data:</text:span><text:span text:style-name="T6"> the city itself</text:span></text:p>
          <text:p text:style-name="P1"><text:span text:style-name="T4">Availability</text:span><text:span text:style-name="T6">: website of the city by </text:span><text:span text:style-name="T6"><text:line-break/></text:span><text:span text:style-name="T6">following the link from the data catalog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81cm" svg:height="9.5cm" svg:x="17.99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81cm" svg:height="9.5cm" svg:x="17.39cm" svg:y="12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1.81cm" svg:height="9.5cm" svg:x="16.69cm" svg:y="13.006cm">
          <text:p text:style-name="P1"><text:span text:style-name="T1">Data about a building in the city</text:span><text:line-break/></text:p>
          <text:list text:style-name="L1">
            <text:list-item>
              <text:p text:style-name="P1">Identifier</text:p>
            </text:list-item>
            <text:list-item>
              <text:p text:style-name="P1">Location</text:p>
            </text:list-item>
            <text:list-item>
              <text:p text:style-name="P1">Opening hours</text:p>
            </text:list-item>
            <text:list-item>
              <text:p text:style-name="P1">…</text:p>
            </text:list-item>
          </text:list>
          <text:p text:style-name="P5"><text:span text:style-name="T7"><text:line-break/></text:span><text:span text:style-name="T8">Properties:</text:span><text:span text:style-name="T7"> </text:span><text:span text:style-name="T5">the city itself</text:span></text:p>
          <text:p text:style-name="P5"><text:span text:style-name="T4">Managing data:</text:span><text:span text:style-name="T2"> </text:span><text:span text:style-name="T5">the city itself</text:span></text:p>
          <text:p text:style-name="P1"><text:span text:style-name="T8">Availability:</text:span><text:span text:style-name="T7"> </text:span><text:span text:style-name="T6">website of the city by </text:span><text:span text:style-name="T6"><text:line-break/></text:span><text:span text:style-name="T6">following the link from the building </text:span><text:span text:style-name="T6"><text:line-break/></text:span><text:span text:style-name="T6">catalogu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8.3cm" svg:y1="10.041cm" svg:x2="8.3cm" svg:y2="12.6cm" draw:start-shape="id1" draw:end-shape="id2" draw:end-glue-point="0" svg:d="M8300 10041v2559" svg:viewBox="0 0 1 2560">
          <text:p/>
        </draw:connector>
        <draw:connector draw:style-name="gr5" draw:text-style-name="P6" draw:layer="layout" draw:type="curve" svg:x1="14.6cm" svg:y1="17.8cm" svg:x2="16.69cm" svg:y2="17.756cm" draw:start-shape="id2" draw:start-glue-point="1" draw:end-shape="id3" svg:d="M14600 17800c1567 0 523-44 2090-44" svg:viewBox="0 0 2091 45">
          <text:p/>
        </draw:connector>
        <draw:custom-shape draw:style-name="gr6" draw:text-style-name="P7" xml:id="id5" draw:id="id5" draw:layer="layout" svg:width="7.5cm" svg:height="6.5cm" svg:x="32.5cm" svg:y="6.8cm">
          <text:p text:style-name="P1"><text:span text:style-name="T1">External: ToeVla</text:span></text:p>
          <text:p text:style-name="P1"><text:span text:style-name="T1"/></text:p>
          <text:list text:style-name="L1">
            <text:list-item>
              <text:p text:style-name="P1"><text:span text:style-name="T9">Identifier</text:span></text:p>
            </text:list-item>
            <text:list-item>
              <text:p text:style-name="P1"><text:span text:style-name="T9">Elevator door width</text:span></text:p>
            </text:list-item>
            <text:list-item>
              <text:p text:style-name="P1"><text:span text:style-name="T9">…</text:span></text:p>
              <text:p text:style-name="P1"><text:span text:style-name="T9"/></text:p>
            </text:list-item>
          </text:list>
          <text:p text:style-name="P1"><text:span text:style-name="T10">Managed by ToeVl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7.49cm" svg:height="6.5cm" svg:x="32.5cm" svg:y="14.5cm">
          <text:p text:style-name="P5"><text:span text:style-name="T1">External: OnWheels</text:span></text:p>
          <text:p text:style-name="P5"><text:span text:style-name="T1"/></text:p>
          <text:list text:style-name="L1">
            <text:list-item>
              <text:p text:style-name="P5"><text:span text:style-name="T9">Identifier</text:span></text:p>
            </text:list-item>
            <text:list-item>
              <text:p text:style-name="P5"><text:span text:style-name="T9">Elevator door width</text:span></text:p>
            </text:list-item>
            <text:list-item>
              <text:p text:style-name="P5"><text:span text:style-name="T9">…</text:span></text:p>
            </text:list-item>
          </text:list>
          <text:p text:style-name="P5"><text:span text:style-name="T9"/></text:p>
          <text:p text:style-name="P1"><text:span text:style-name="T10">Managed by OnWhee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7.49cm" svg:height="6.5cm" svg:x="32.61cm" svg:y="22.3cm">
          <text:p text:style-name="P5"><text:span text:style-name="T1">External: ???</text:span></text:p>
          <text:list text:style-name="L1">
            <text:list-item>
              <text:p text:style-name="P5"><text:span text:style-name="T9">Identifier</text:span></text:p>
            </text:list-item>
            <text:list-item>
              <text:p text:style-name="P5"><text:span text:style-name="T9">…</text:span></text:p>
              <text:p text:style-name="P5"><text:span text:style-name="T9"/></text:p>
            </text:list-item>
          </text:list>
          <text:p text:style-name="P1"><text:span text:style-name="T10">Managed by ???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8.5cm" svg:y1="17.756cm" svg:x2="32.5cm" svg:y2="17.75cm" draw:start-shape="id3" draw:start-glue-point="1" draw:end-shape="id4" draw:end-glue-point="3" svg:d="M28500 17756c3000 0 1000-6 4000-6" svg:viewBox="0 0 4001 7">
          <text:p/>
        </draw:connector>
        <draw:connector draw:style-name="gr5" draw:text-style-name="P6" draw:layer="layout" draw:type="curve" svg:x1="28.5cm" svg:y1="17.756cm" svg:x2="32.5cm" svg:y2="10.05cm" draw:start-shape="id3" draw:start-glue-point="1" draw:end-shape="id5" draw:end-glue-point="3" svg:d="M28500 17756c3000 0 1000-7706 4000-7706" svg:viewBox="0 0 4001 7707">
          <text:p/>
        </draw:connector>
        <draw:connector draw:style-name="gr5" draw:text-style-name="P6" draw:layer="layout" draw:type="curve" svg:x1="28.5cm" svg:y1="17.756cm" svg:x2="32.61cm" svg:y2="25.55cm" draw:start-shape="id3" draw:start-glue-point="1" draw:end-shape="id6" svg:d="M28500 17756c3082 0 1028 7794 4110 7794" svg:viewBox="0 0 4111 7795">
          <text:p/>
        </draw:connector>
        <draw:line draw:style-name="gr9" draw:text-style-name="P6" draw:layer="layout" svg:x1="30.35cm" svg:y1="0.999cm" svg:x2="30.35cm" svg:y2="28.701cm">
          <text:p/>
        </draw:line>
        <draw:frame draw:style-name="gr10" draw:text-style-name="P10" draw:layer="layout" svg:width="8.7cm" svg:height="3.2cm" svg:x="16.7cm" svg:y="1.7cm">
          <draw:text-box>
            <text:p text:style-name="P9"><text:span text:style-name="T11">Smart Flanders</text:span></text:p>
          </draw:text-box>
        </draw:frame>
        <draw:frame draw:style-name="gr10" draw:text-style-name="P10" draw:layer="layout" svg:width="8.7cm" svg:height="3.2cm" svg:x="32.3cm" svg:y="1.6cm">
          <draw:text-box>
            <text:p text:style-name="P9"><text:span text:style-name="T11">External resour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9:37:49.238106527</meta:creation-date>
    <dc:date>2018-07-17T08:40:15.827667471</dc:date>
    <meta:editing-duration>PT14M40S</meta:editing-duration>
    <meta:editing-cycles>2</meta:editing-cycles>
    <meta:generator>LibreOffice/6.0.4.2$Linux_X86_64 LibreOffice_project/00m0$Build-2</meta:generator>
    <meta:document-statistic meta:object-count="16"/>
  </office:meta>
</office:document-meta>
</file>